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end="Arrow" draw:marker-end-width="0.3cm" draw:fill="none" draw:fill-color="#ff00ff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solid" draw:fill-color="#ff00ff" draw:textarea-vertical-align="middl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draw:marker-start-width="0cm" draw:marker-end="Arrow" draw:marker-end-width="0.9cm" draw:fill="none" draw:fill-color="#ff0000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cm" draw:marker-end-width="0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cm" draw:marker-start-width="0cm" draw:marker-end="Arrow" draw:marker-end-width="0.75cm" draw:fill="none" draw:fill-color="#ff0000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cm" draw:marker-start-width="0cm" draw:marker-end-width="0cm" draw:fill="solid" draw:fill-color="#cfe7e5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cm" draw:marker-start-width="0cm" draw:marker-end="Arrow" draw:marker-end-width="0.35cm" draw:fill="none" draw:fill-color="#ff0000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.5cm" svg:stroke-color="#000000" draw:fill="none" draw:fill-color="#ffffff" fo:min-height="0cm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4.2cm" svg:height="5.8cm" svg:x="2.5cm" svg:y="6.1cm">
          <text:p text:style-name="P1"><text:s text:c="31"/>Serveu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4cm" svg:height="10.5cm" svg:x="1.9cm" svg:y="16.8cm">
          <text:p text:style-name="P1"><text:s text:c="40"/>Site 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layer="layout" svg:width="1.455cm" svg:height="0.962cm" svg:x="19.3cm" svg:y="21.7cm">
          <draw:text-box>
            <text:p>X 4</text:p>
          </draw:text-box>
        </draw:frame>
        <draw:custom-shape draw:style-name="gr3" draw:text-style-name="P1" draw:layer="layout" svg:width="4.2cm" svg:height="2.9cm" svg:x="2.4cm" svg:y="19.1cm">
          <text:p text:style-name="P1">Navigateur</text:p>
          <text:p text:style-name="P1"/>
          <text:p text:style-name="P1">WebApp (Lift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cm" svg:height="5.5cm" svg:x="8.3cm" svg:y="20.2cm">
          <text:p text:style-name="P1">Main (scala/Akk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4cm" svg:height="2.4cm" svg:x="4cm" svg:y="8.1cm">
          <text:p text:style-name="P1">Broker (scala/akka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5cm" svg:y1="10.5cm" svg:x2="11.3cm" svg:y2="20.3cm">
          <text:p text:style-name="P2"><text:span text:style-name="T1">AMQP</text:span></text:p>
        </draw:line>
        <draw:line draw:style-name="gr6" draw:text-style-name="P1" draw:layer="layout" svg:x1="6.6cm" svg:y1="20.7cm" svg:x2="8.4cm" svg:y2="22.3cm">
          <text:p/>
        </draw:line>
        <draw:custom-shape draw:style-name="gr3" draw:text-style-name="P1" draw:layer="layout" svg:width="3.8cm" svg:height="2.7cm" svg:x="2.8cm" svg:y="23.9cm">
          <text:p text:style-name="P1">USB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3cm" svg:y1="23.7cm" svg:x2="6.6cm" svg:y2="25.4cm">
          <text:p/>
        </draw:line>
        <draw:custom-shape draw:style-name="gr7" draw:text-style-name="P1" draw:layer="layout" svg:width="2.5cm" svg:height="2cm" svg:x="16.4cm" svg:y="22.2cm">
          <text:p text:style-name="P1">BDD</text:p>
          <text:p text:style-name="P1">local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1cm" svg:y1="23.2cm" svg:x2="16.5cm" svg:y2="23.2cm">
          <text:p/>
        </draw:line>
        <draw:custom-shape draw:style-name="gr9" draw:text-style-name="P1" draw:layer="layout" svg:width="3.2cm" svg:height="2.4cm" svg:x="13cm" svg:y="8cm">
          <text:p text:style-name="P1">BDD</text:p>
          <text:p text:style-name="P1">global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4cm" svg:y1="9.4cm" svg:x2="13cm" svg:y2="9.3cm">
          <text:p/>
        </draw:line>
        <draw:custom-shape draw:style-name="gr11" draw:text-style-name="P1" draw:layer="layout" svg:width="5.2cm" svg:height="3.1cm" svg:x="2.4cm" svg:y="1cm">
          <text:p text:style-name="P1">Site Web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9cm" svg:y1="8.1cm" svg:x2="4.8cm" svg:y2="4.1cm">
          <text:p text:style-name="P1"/>
          <text:p text:style-name="P1"/>
        </draw:line>
        <draw:custom-shape draw:style-name="gr11" draw:text-style-name="P1" draw:layer="layout" svg:width="5.2cm" svg:height="3.1cm" svg:x="11.2cm" svg:y="1.1cm">
          <text:p text:style-name="P1">Mobile</text:p>
          <text:p text:style-name="P1">application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9cm" svg:y1="8.1cm" svg:x2="13.7cm" svg:y2="4.2cm">
          <text:p text:style-name="P1"/>
          <text:p text:style-name="P1"/>
        </draw:line>
        <draw:frame draw:style-name="gr13" draw:layer="layout" svg:width="11.7cm" svg:height="1.462cm" svg:x="5.8cm" svg:y="4.638cm">
          <draw:text-box>
            <text:p>Publish / Subscrib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ambier</meta:initial-creator>
    <meta:creation-date>2011-11-08T00:08:31</meta:creation-date>
    <dc:date>2011-11-08T00:26:04</dc:date>
    <dc:creator>Thomas Gambier</dc:creator>
    <meta:editing-duration>PT17M37S</meta:editing-duration>
    <meta:editing-cycles>2</meta:editing-cycles>
    <meta:generator>LibreOffice/3.4$Linux LibreOffice_project/340m1$Build-302</meta:generator>
    <meta:document-statistic meta:object-count="19"/>
  </office:meta>
</office:document-meta>
</file>